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13d4ff"/>
    </style:style>
    <style:style style:name="P2" style:family="paragraph" style:parent-style-name="Содержимое_20_таблицы_20_по_20_центру">
      <style:text-properties officeooo:rsid="0017c942" officeooo:paragraph-rsid="0017c942"/>
    </style:style>
    <style:style style:name="P3" style:family="paragraph" style:parent-style-name="Title">
      <style:text-properties officeooo:rsid="0015098b" officeooo:paragraph-rsid="0015098b"/>
    </style:style>
    <style:style style:name="P4" style:family="paragraph" style:parent-style-name="Subtitle">
      <style:text-properties fo:language="ru" fo:country="RU" officeooo:rsid="0015098b" officeooo:paragraph-rsid="0015098b"/>
    </style:style>
    <style:style style:name="P5" style:family="paragraph" style:parent-style-name="Text_20_body">
      <style:text-properties fo:language="ru" fo:country="RU" officeooo:rsid="0015098b" officeooo:paragraph-rsid="0015098b"/>
    </style:style>
    <style:style style:name="P6" style:family="paragraph" style:parent-style-name="Table_20_Contents">
      <style:text-properties officeooo:rsid="0015098b" officeooo:paragraph-rsid="0015098b"/>
    </style:style>
    <style:style style:name="P7" style:family="paragraph" style:parent-style-name="Содержимое_20_таблицы_20_по_20_центру">
      <style:text-properties officeooo:rsid="0034fe66" officeooo:paragraph-rsid="0034fe66"/>
    </style:style>
    <style:style style:name="P8" style:family="paragraph" style:parent-style-name="Примечание">
      <style:text-properties officeooo:rsid="0015098b" officeooo:paragraph-rsid="0015098b"/>
    </style:style>
    <style:style style:name="P9" style:family="paragraph" style:parent-style-name="Standard">
      <style:text-properties fo:language="ru" fo:country="RU" officeooo:rsid="00129a3f"/>
    </style:style>
    <style:style style:name="P10" style:family="paragraph" style:parent-style-name="Contents_20_Heading" style:master-page-name="First_20_Page">
      <style:paragraph-properties style:page-number="1"/>
      <style:text-properties officeooo:paragraph-rsid="002af44c"/>
    </style:style>
    <style:style style:name="P11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  <style:text-properties officeooo:paragraph-rsid="002af44c"/>
    </style:style>
    <style:style style:name="P12" style:family="paragraph" style:parent-style-name="Heading_20_1">
      <style:paragraph-properties fo:break-before="page"/>
      <style:text-properties officeooo:rsid="0017c942" officeooo:paragraph-rsid="0017c942"/>
    </style:style>
    <style:style style:name="P13" style:family="paragraph" style:parent-style-name="Text_20_body">
      <style:paragraph-properties fo:line-height="100%" fo:text-align="start" style:justify-single-word="false"/>
      <style:text-properties officeooo:paragraph-rsid="0034fe66"/>
    </style:style>
    <style:style style:name="P14" style:family="paragraph" style:parent-style-name="Heading_20_1">
      <style:text-properties officeooo:rsid="00182c43" officeooo:paragraph-rsid="00182c43"/>
    </style:style>
    <style:style style:name="P15" style:family="paragraph" style:parent-style-name="Text_20_body">
      <style:paragraph-properties fo:line-height="100%" fo:text-align="start" style:justify-single-word="false"/>
      <style:text-properties style:font-name="Liberation Serif" fo:font-size="14pt" fo:language="en" fo:country="US" fo:font-style="normal" fo:font-weight="normal" officeooo:rsid="001c13f1" officeooo:paragraph-rsid="002af44c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Heading_20_1">
      <style:text-properties fo:language="en" fo:country="US" officeooo:rsid="002bd522" officeooo:paragraph-rsid="002af44c"/>
    </style:style>
    <style:style style:name="P17" style:family="paragraph" style:parent-style-name="Heading_20_3">
      <style:text-properties fo:language="en" fo:country="US"/>
    </style:style>
    <style:style style:name="P18" style:family="paragraph" style:parent-style-name="Text_20_body">
      <style:text-properties fo:language="en" fo:country="US"/>
    </style:style>
    <style:style style:name="P19" style:family="paragraph" style:parent-style-name="Text_20_body" style:list-style-name="L1">
      <style:text-properties fo:language="en" fo:country="US"/>
    </style:style>
    <style:style style:name="P20" style:family="paragraph" style:parent-style-name="Text_20_body" style:list-style-name="L2">
      <style:text-properties fo:language="en" fo:country="US"/>
    </style:style>
    <style:style style:name="P21" style:family="paragraph" style:parent-style-name="Text_20_body" style:list-style-name="L3">
      <style:text-properties fo:language="en" fo:country="US"/>
    </style:style>
    <style:style style:name="P22" style:family="paragraph" style:parent-style-name="Text_20_body" style:list-style-name="L4">
      <style:text-properties fo:language="en" fo:country="US"/>
    </style:style>
    <style:style style:name="P23" style:family="paragraph" style:parent-style-name="Text_20_body" style:list-style-name="L5">
      <style:text-properties fo:language="en" fo:country="US"/>
    </style:style>
    <style:style style:name="P24" style:family="paragraph" style:parent-style-name="Text_20_body" style:list-style-name="L6">
      <style:text-properties fo:language="en" fo:country="US"/>
    </style:style>
    <style:style style:name="P25" style:family="paragraph" style:parent-style-name="Text_20_body" style:list-style-name="L7">
      <style:text-properties fo:language="en" fo:country="US"/>
    </style:style>
    <style:style style:name="P26" style:family="paragraph" style:parent-style-name="Text_20_body" style:list-style-name="L8">
      <style:text-properties fo:language="en" fo:country="US"/>
    </style:style>
    <style:style style:name="P27" style:family="paragraph" style:parent-style-name="Heading_20_2">
      <style:text-properties fo:language="en" fo:country="US"/>
    </style:style>
    <style:style style:name="P28" style:family="paragraph" style:parent-style-name="Text_20_body" style:list-style-name="L9">
      <style:text-properties fo:language="en" fo:country="US"/>
    </style:style>
    <style:style style:name="P29" style:family="paragraph" style:parent-style-name="Heading_20_1">
      <style:text-properties officeooo:rsid="00182c43" officeooo:paragraph-rsid="002af44c"/>
    </style:style>
    <style:style style:name="P30" style:family="paragraph" style:parent-style-name="First_20_line_20_indent">
      <style:paragraph-properties fo:line-height="100%" fo:text-align="start" style:justify-single-word="false"/>
      <style:text-properties style:font-name="Liberation Serif" fo:font-size="14pt" fo:language="en" fo:country="US" fo:font-style="italic" fo:font-weight="normal" officeooo:rsid="001ed032" officeooo:paragraph-rsid="002af44c" style:font-size-asian="10.5pt" style:font-style-asian="italic" style:font-weight-asian="normal" style:font-size-complex="12pt" style:font-style-complex="italic" style:font-weight-complex="normal"/>
    </style:style>
    <style:style style:name="P31" style:family="paragraph" style:parent-style-name="First_20_line_20_indent">
      <style:paragraph-properties fo:margin-left="0cm" fo:margin-right="0cm" fo:line-height="100%" fo:text-align="start" style:justify-single-word="false" fo:text-indent="0cm" style:auto-text-indent="false"/>
      <style:text-properties style:font-name="Liberation Serif" fo:font-size="14pt" fo:language="en" fo:country="US" fo:font-style="italic" fo:font-weight="normal" officeooo:rsid="001ed032" officeooo:paragraph-rsid="002af44c" style:font-size-asian="10.5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paragraph-properties fo:line-height="150%"/>
      <style:text-properties officeooo:paragraph-rsid="0028f36d"/>
    </style:style>
    <style:style style:name="P33" style:family="paragraph" style:parent-style-name="First_20_line_20_indent">
      <style:text-properties fo:language="ru" fo:country="RU" officeooo:rsid="002d4f38" officeooo:paragraph-rsid="002af44c"/>
    </style:style>
    <style:style style:name="P34" style:family="paragraph" style:parent-style-name="First_20_line_20_indent">
      <style:text-properties fo:font-size="11pt" fo:language="ru" fo:country="RU" officeooo:rsid="002d4f38" officeooo:paragraph-rsid="002af44c" style:font-size-asian="11pt" style:font-size-complex="11pt"/>
    </style:style>
    <style:style style:name="P35" style:family="paragraph" style:parent-style-name="First_20_line_20_indent">
      <style:paragraph-properties fo:margin-left="0cm" fo:text-indent="0cm" style:auto-text-indent="false"/>
      <style:text-properties fo:font-size="11pt" fo:language="ru" fo:country="RU" officeooo:rsid="002d4f38" officeooo:paragraph-rsid="002af44c" style:font-size-asian="11pt" style:font-size-complex="11pt"/>
    </style:style>
    <style:style style:name="P36" style:family="paragraph" style:parent-style-name="First_20_line_20_indent">
      <style:paragraph-properties fo:text-align="center" style:justify-single-word="false"/>
      <style:text-properties fo:font-size="14pt" fo:language="ru" fo:country="RU" fo:font-style="normal" style:text-underline-style="none" fo:font-weight="normal" officeooo:rsid="002a3bfd" officeooo:paragraph-rsid="002af44c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Первая_20_строка_20_с_20_отступом_20__28_нумерованный_29_">
      <style:text-properties fo:language="ru" fo:country="RU" officeooo:rsid="0022950b" officeooo:paragraph-rsid="0022950b"/>
    </style:style>
    <style:style style:name="P38" style:family="paragraph" style:parent-style-name="Первая_20_строка_20_с_20_отступом_20__28_нумерованный_29_">
      <style:text-properties fo:language="en" fo:country="US" officeooo:rsid="0023e910" officeooo:paragraph-rsid="0023e910"/>
    </style:style>
    <style:style style:name="P39" style:family="paragraph" style:parent-style-name="Первая_20_строка_20_с_20_отступом_20__28_нумерованный_29_">
      <style:text-properties fo:language="ru" fo:country="RU" officeooo:rsid="0023e910" officeooo:paragraph-rsid="0023e910"/>
    </style:style>
    <style:style style:name="T1" style:family="text">
      <style:text-properties officeooo:rsid="002f4f56"/>
    </style:style>
    <style:style style:name="T2" style:family="text">
      <style:text-properties officeooo:rsid="002af44c"/>
    </style:style>
    <style:style style:name="T3" style:family="text">
      <style:text-properties officeooo:rsid="002150d6"/>
    </style:style>
    <style:style style:name="T4" style:family="text">
      <style:text-properties fo:language="en" fo:country="US" officeooo:rsid="0034fe66"/>
    </style:style>
    <style:style style:name="T5" style:family="text">
      <style:text-properties fo:language="ru" fo:country="RU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normal" officeooo:rsid="0028f36d" style:font-weight-asian="normal" style:font-weight-complex="normal"/>
    </style:style>
    <style:style style:name="T8" style:family="text">
      <style:text-properties officeooo:rsid="0034fe66"/>
    </style:style>
    <style:style style:name="T9" style:family="text">
      <style:text-properties officeooo:rsid="0023e910"/>
    </style:style>
    <style:style style:name="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3">ОТЧЕТ<text:line-break/>о лабораторной работе №<text:span text:style-name="T1">5</text:span><text:span text:style-name="T2">.1</text:span></text:p>
      <text:p text:style-name="Standard"/>
      <text:p text:style-name="P4">Тема лабораторной работы: «Двумерные массивы и</text:p>
      <text:p text:style-name="P5">функции»</text:p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7">И.М. Устинов</text:p>
          </table:table-cell>
        </table:table-row>
        <table:table-row table:style-name="Таблица3.2"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8">(группа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8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8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8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8">(И.О. Фамилия)</text:p>
          </table:table-cell>
        </table:table-row>
      </table:table>
      <text:p text:style-name="P9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">Содержание</text:p>
            <text:p text:style-name="P11"><text:a xlink:type="simple" xlink:href="#__RefHeading___Toc1116_1594055144" office:name="Постановка задачи" text:style-name="Index_20_Link" text:visited-style-name="Index_20_Link">Постановка задачи<text:tab/>3</text:a></text:p>
            <text:p text:style-name="P11"><text:a xlink:type="simple" xlink:href="#__RefHeading___Toc1118_1594055144" office:name="Теоретическая часть" text:style-name="Index_20_Link" text:visited-style-name="Index_20_Link">Теоретическая часть<text:tab/>3</text:a></text:p>
            <text:p text:style-name="P11"><text:a xlink:type="simple" xlink:href="#__RefHeading___Toc1122_1594055144" office:name="Описание алгоритма" text:style-name="Index_20_Link" text:visited-style-name="Index_20_Link">Описание алгоритма<text:tab/>5</text:a></text:p>
            <text:p text:style-name="P11"><text:a xlink:type="simple" xlink:href="#__RefHeading___Toc1124_1594055144" office:name="Описание входных и выходных данных" text:style-name="Index_20_Link" text:visited-style-name="Index_20_Link">Описание входных и выходных данных<text:tab/>5</text:a></text:p>
            <text:p text:style-name="P11"><text:a xlink:type="simple" xlink:href="#__RefHeading___Toc1126_1594055144" office:name="Листинг программы" text:style-name="Index_20_Link" text:visited-style-name="Index_20_Link">Листинг программы<text:tab/>5</text:a></text:p>
            <text:p text:style-name="P11"><text:a xlink:type="simple" xlink:href="#__RefHeading___Toc1128_1594055144" office:name="Результат работы программы" text:style-name="Index_20_Link" text:visited-style-name="Index_20_Link">Результат работы программы<text:tab/>5</text:a></text:p>
            <text:p text:style-name="P11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5</text:a></text:p>
          </text:index-title>
        </text:index-body>
      </text:table-of-content>
      <text:h text:style-name="P12" text:outline-level="1"><text:bookmark-start text:name="__RefHeading___Toc1116_1594055144"/>Постановка задачи<text:bookmark-end text:name="__RefHeading___Toc1116_1594055144"/></text:h>
      <text:p text:style-name="P13"><text:span text:style-name="T3"><text:tab/></text:span><text:span text:style-name="T4">1.</text:span>Переставляя столбцы заданной матрицы, расположить их в соответствии с ростом характеристик.</text:p>
      <text:p text:style-name="P13"><text:span text:style-name="T4"><text:tab/>2.</text:span> Найти сумму элементов в тех столбцах, которые содержат хотя бы один отрицательный элемент. </text:p>
      <text:p text:style-name="P13">ПРИМЕЧАНИЕ: Характеристикой столбца целочисленной матрицы назовем сумму модулей его отрицательных нечетных элементов. </text:p>
      <text:h text:style-name="P14" text:outline-level="1"><text:bookmark-start text:name="__RefHeading___Toc1118_1594055144"/>Теоретическая часть<text:bookmark-end text:name="__RefHeading___Toc1118_1594055144"/></text:h>
      <text:p text:style-name="P15"><text:tab/>Организация двумерных массивов</text:p>
      <text:p text:style-name="P15">В Python реализовать массив можно через вложенные списки. В</text:p>
      <text:p text:style-name="P15">следующем листинге программы показан прием формирования двумерного</text:p>
      <text:p text:style-name="P15">списка и способы инициализации его элементов.</text:p>
      <text:p text:style-name="P15">Обратите внимание на строку, выделенную жирным. Элемент массива,</text:p>
      <text:p text:style-name="P15">ранее получивший числовое значение инициируется строковым значением.</text:p>
      <text:p text:style-name="P15">При этом Python выполняет эту операцию без выдачи предупреждения</text:p>
      <text:p text:style-name="P15">(элементы списка могут быть разного типа). Здесь это сделано только для</text:p>
      <text:p text:style-name="P15">примера.</text:p>
      <text:h text:style-name="P16" text:outline-level="1">Описание алгоритма</text:h>
      <text:h text:style-name="P17" text:outline-level="3">1. Функция <text:span text:style-name="Source_20_Text">main()</text:span></text:h>
      <text:p text:style-name="P18"><text:span text:style-name="Strong_20_Emphasis">Назначение</text:span>: Главная управляющая функция, координирующая выполнение всей программы<text:line-break/><text:span text:style-name="Strong_20_Emphasis">Алгоритм работы</text:span>:</text:p>
      <text:list text:style-name="L1">
        <text:list-item>
          <text:p text:style-name="P19">Запрашивает размеры матрицы через вызов <text:span text:style-name="Source_20_Text">get_positive_integer()</text:span></text:p>
        </text:list-item>
        <text:list-item>
          <text:p text:style-name="P19">Создает и заполняет матрицу с помощью <text:span text:style-name="Source_20_Text">create_matrix()</text:span></text:p>
        </text:list-item>
        <text:list-item>
          <text:p text:style-name="P19">Выводит исходную матрицу через <text:span text:style-name="Source_20_Text">print_matrix()</text:span></text:p>
        </text:list-item>
        <text:list-item>
          <text:p text:style-name="P19">Сортирует столбцы матрицы по характеристикам с помощью <text:span text:style-name="Source_20_Text">sort_columns_by_characteristic()</text:span></text:p>
        </text:list-item>
        <text:list-item>
          <text:p text:style-name="P19">Выводит отсортированную матрицу</text:p>
        </text:list-item>
        <text:list-item>
          <text:p text:style-name="P19">Вычисляет сумму элементов в столбцах с отрицательными элементами через <text:span text:style-name="Source_20_Text">sum_columns_with_negative_elements()</text:span></text:p>
        </text:list-item>
        <text:list-item>
          <text:p text:style-name="P19">Выводит итоговый результат</text:p>
        </text:list-item>
      </text:list>
      <text:h text:style-name="P17" text:outline-level="3"><text:soft-page-break/>2. Функция <text:span text:style-name="Source_20_Text">get_positive_integer(prompt)</text:span></text:h>
      <text:p text:style-name="P18"><text:span text:style-name="Strong_20_Emphasis">Назначение</text:span>: Безопасный ввод положительных целых чисел с контролем ошибок<text:line-break/><text:span text:style-name="Strong_20_Emphasis">Алгоритм работы</text:span>:</text:p>
      <text:list text:style-name="L2">
        <text:list-item>
          <text:p text:style-name="P20">Использует бесконечный цикл <text:span text:style-name="Source_20_Text">while True</text:span> для повторения при ошибках ввода</text:p>
        </text:list-item>
        <text:list-item>
          <text:p text:style-name="P20">Применяет блок <text:span text:style-name="Source_20_Text">try-except</text:span> для обработки некорректного ввода (нечисловые данные)</text:p>
        </text:list-item>
        <text:list-item>
          <text:p text:style-name="P20">Проверяет, что введенное число больше нуля</text:p>
        </text:list-item>
        <text:list-item>
          <text:p text:style-name="P20">Возвращает корректное положительное целое число</text:p>
        </text:list-item>
      </text:list>
      <text:h text:style-name="P17" text:outline-level="3">3. Функция <text:span text:style-name="Source_20_Text">create_matrix(rows, cols)</text:span></text:h>
      <text:p text:style-name="P18"><text:span text:style-name="Strong_20_Emphasis">Назначение</text:span>: Создание и заполнение матрицы значениями от пользователя<text:line-break/><text:span text:style-name="Strong_20_Emphasis">Алгоритм работы</text:span>:</text:p>
      <text:list text:style-name="L3">
        <text:list-item>
          <text:p text:style-name="P21">Создает пустой список для матрицы</text:p>
        </text:list-item>
        <text:list-item>
          <text:p text:style-name="P21">Использует вложенные циклы для поэлементного заполнения:</text:p>
          <text:list>
            <text:list-item>
              <text:p text:style-name="P21">Внешний цикл по строкам (<text:span text:style-name="Source_20_Text">rows</text:span>)</text:p>
            </text:list-item>
            <text:list-item>
              <text:p text:style-name="P21">Внутренний цикл по столбцам (<text:span text:style-name="Source_20_Text">cols</text:span>)</text:p>
            </text:list-item>
          </text:list>
        </text:list-item>
        <text:list-item>
          <text:p text:style-name="P21">Для каждого элемента вызывает <text:span text:style-name="Source_20_Text">get_integer()</text:span> с указанием позиции в математической нумерации (от 1)</text:p>
        </text:list-item>
        <text:list-item>
          <text:p text:style-name="P21">Формирует строки матрицы и добавляет их в результирующий список</text:p>
        </text:list-item>
        <text:list-item>
          <text:p text:style-name="P21">Возвращает готовую матрицу</text:p>
        </text:list-item>
      </text:list>
      <text:h text:style-name="P17" text:outline-level="3">4. Функция <text:span text:style-name="Source_20_Text">get_integer(prompt)</text:span></text:h>
      <text:p text:style-name="P18"><text:span text:style-name="Strong_20_Emphasis">Назначение</text:span>: Безопасный ввод целых чисел (включая отрицательные)<text:line-break/><text:span text:style-name="Strong_20_Emphasis">Алгоритм работы</text:span>:</text:p>
      <text:list text:style-name="L4">
        <text:list-item>
          <text:p text:style-name="P22">Использует цикл с обработкой исключений для гарантии корректного ввода</text:p>
        </text:list-item>
        <text:list-item>
          <text:p text:style-name="P22">Преобразует введенную строку в целое число</text:p>
        </text:list-item>
        <text:list-item>
          <text:p text:style-name="P22">При возникновении ошибки <text:span text:style-name="Source_20_Text">ValueError</text:span> выводит сообщение и повторяет запрос</text:p>
        </text:list-item>
        <text:list-item>
          <text:p text:style-name="P22">Возвращает корректное целое число</text:p>
        </text:list-item>
      </text:list>
      <text:h text:style-name="P17" text:outline-level="3">5. Функция <text:span text:style-name="Source_20_Text">print_matrix(matrix)</text:span></text:h>
      <text:p text:style-name="P18"><text:span text:style-name="Strong_20_Emphasis">Назначение</text:span>: Форматированный вывод матрицы с математической нумерацией<text:line-break/><text:span text:style-name="Strong_20_Emphasis">Алгоритм работы</text:span>:</text:p>
      <text:list text:style-name="L5">
        <text:list-item>
          <text:p text:style-name="P23"><text:soft-page-break/>Проверяет, что матрица не пустая</text:p>
        </text:list-item>
        <text:list-item>
          <text:p text:style-name="P23">Выводит заголовок с номерами столбцов (от 1 до cols)</text:p>
        </text:list-item>
        <text:list-item>
          <text:p text:style-name="P23">Для каждой строки выводит номер строки (от 1 до rows) и все элементы этой строки</text:p>
        </text:list-item>
        <text:list-item>
          <text:p text:style-name="P23">Использует форматирование <text:span text:style-name="Source_20_Text">:6</text:span> для выравнивания элементов по ширине (6 символов на элемент)</text:p>
        </text:list-item>
        <text:list-item>
          <text:p text:style-name="P23">Обеспечивает табличное представление матрицы</text:p>
        </text:list-item>
      </text:list>
      <text:h text:style-name="P17" text:outline-level="3">6. Функция <text:span text:style-name="Source_20_Text">calculate_column_characteristic(matrix, col_index)</text:span></text:h>
      <text:p text:style-name="P18"><text:span text:style-name="Strong_20_Emphasis">Назначение</text:span>: Вычисление характеристики столбца согласно заданию<text:line-break/><text:span text:style-name="Strong_20_Emphasis">Определение характеристики</text:span>: Сумма модулей отрицательных нечетных элементов столбца<text:line-break/><text:span text:style-name="Strong_20_Emphasis">Алгоритм работы</text:span>:</text:p>
      <text:list text:style-name="L6">
        <text:list-item>
          <text:p text:style-name="P24">Инициализирует счетчик характеристики нулем</text:p>
        </text:list-item>
        <text:list-item>
          <text:p text:style-name="P24">Перебирает все элементы указанного столбца (по индексу <text:span text:style-name="Source_20_Text">col_index</text:span>)</text:p>
        </text:list-item>
        <text:list-item>
          <text:p text:style-name="P24">Для каждого элемента проверяет два условия:</text:p>
          <text:list>
            <text:list-item>
              <text:p text:style-name="P24"><text:span text:style-name="Source_20_Text">element &lt; 0</text:span> - элемент отрицательный</text:p>
            </text:list-item>
            <text:list-item>
              <text:p text:style-name="P24"><text:span text:style-name="Source_20_Text">element % 2 != 0</text:span> - элемент нечетный</text:p>
            </text:list-item>
          </text:list>
        </text:list-item>
        <text:list-item>
          <text:p text:style-name="P24">При выполнении обоих условий добавляет модуль элемента к характеристике</text:p>
        </text:list-item>
        <text:list-item>
          <text:p text:style-name="P24">Возвращает итоговое значение характеристики</text:p>
        </text:list-item>
      </text:list>
      <text:h text:style-name="P17" text:outline-level="3">7. Функция <text:span text:style-name="Source_20_Text">sort_columns_by_characteristic(matrix)</text:span></text:h>
      <text:p text:style-name="P18"><text:span text:style-name="Strong_20_Emphasis">Назначение</text:span>: Сортировка столбцов матрицы по возрастанию характеристик<text:line-break/><text:span text:style-name="Strong_20_Emphasis">Алгоритм работы</text:span>:</text:p>
      <text:list text:style-name="L7">
        <text:list-item>
          <text:p text:style-name="P25">Проверяет, что матрица не пустая</text:p>
        </text:list-item>
        <text:list-item>
          <text:p text:style-name="P25">Для каждого столбца вычисляет характеристику через <text:span text:style-name="Source_20_Text">calculate_column_characteristic()</text:span></text:p>
        </text:list-item>
        <text:list-item>
          <text:p text:style-name="P25">Создает список кортежей <text:span text:style-name="Source_20_Text">(индекс_столбца, характеристика)</text:span></text:p>
        </text:list-item>
        <text:list-item>
          <text:p text:style-name="P25">Сортирует список кортежей по возрастанию характеристик с помощью <text:span text:style-name="Source_20_Text">sort(key=lambda x: x[1])</text:span></text:p>
        </text:list-item>
        <text:list-item>
          <text:p text:style-name="P25">Создает новую матрицу, переставляя столбцы согласно отсортированным индексам</text:p>
        </text:list-item>
        <text:list-item>
          <text:p text:style-name="P25"><text:soft-page-break/>Выводит таблицу характеристик для всех столбцов</text:p>
        </text:list-item>
        <text:list-item>
          <text:p text:style-name="P25">Возвращает новую матрицу с отсортированными столбцами</text:p>
        </text:list-item>
      </text:list>
      <text:h text:style-name="P17" text:outline-level="3">8. Функция <text:span text:style-name="Source_20_Text">sum_columns_with_negative_elements(matrix)</text:span></text:h>
      <text:p text:style-name="P18"><text:span text:style-name="Strong_20_Emphasis">Назначение</text:span>: Вычисление суммы элементов в столбцах, содержащих хотя бы один отрицательный элемент<text:line-break/><text:span text:style-name="Strong_20_Emphasis">Алгоритм работы</text:span>:</text:p>
      <text:list text:style-name="L8">
        <text:list-item>
          <text:p text:style-name="P26">Для каждого столбца матрицы:</text:p>
          <text:list>
            <text:list-item>
              <text:p text:style-name="P26">Инициализирует флаг <text:span text:style-name="Source_20_Text">has_negative = False</text:span> и счетчик <text:span text:style-name="Source_20_Text">column_sum = 0</text:span></text:p>
            </text:list-item>
            <text:list-item>
              <text:p text:style-name="P26">Перебирает все элементы столбца, суммируя их и проверяя наличие отрицательных</text:p>
            </text:list-item>
            <text:list-item>
              <text:p text:style-name="P26">Если найден хотя бы один отрицательный элемент, устанавливает <text:span text:style-name="Source_20_Text">has_negative = True</text:span></text:p>
            </text:list-item>
            <text:list-item>
              <text:p text:style-name="P26">Если столбец содержит отрицательные элементы, добавляет его сумму к общей сумме и выводит информацию</text:p>
            </text:list-item>
          </text:list>
        </text:list-item>
        <text:list-item>
          <text:p text:style-name="P26">Возвращает общую сумму элементов всех столбцов с отрицательными элементами</text:p>
        </text:list-item>
      </text:list>
      <text:h text:style-name="P27" text:outline-level="2">Особенности реализации</text:h>
      <text:list text:style-name="L9">
        <text:list-item>
          <text:p text:style-name="P28">Все функции используют только локальные переменные</text:p>
        </text:list-item>
        <text:list-item>
          <text:p text:style-name="P28">Данные передаются исключительно через параметры функций</text:p>
        </text:list-item>
        <text:list-item>
          <text:p text:style-name="P28">Обеспечен контроль корректности ввода данных</text:p>
        </text:list-item>
        <text:list-item>
          <text:p text:style-name="P28">Реализована математическая нумерация строк и столбцов (от 1)</text:p>
        </text:list-item>
        <text:list-item>
          <text:p text:style-name="P28">Программа выводит как промежуточные, так и итоговые результаты</text:p>
        </text:list-item>
      </text:list>
      <text:p text:style-name="P18"/>
      <text:h text:style-name="P29" text:outline-level="1"><text:bookmark-start text:name="__RefHeading___Toc1124_1594055144"/>Описание входных и выходных данных<text:bookmark-end text:name="__RefHeading___Toc1124_1594055144"/></text:h>
      <text:p text:style-name="P30">Программа запрашивает размер массива. Результат работы программы</text:p>
      <text:p text:style-name="P31">визуализируется на экране монитора. Тип элементов матрицы задан как</text:p>
      <text:p text:style-name="P31">вещественный (float) в соответствии с заданием.</text:p>
      <text:h text:style-name="P14" text:outline-level="1"><text:bookmark-start text:name="__RefHeading___Toc1126_1594055144"/>Листинг программы<text:bookmark-end text:name="__RefHeading___Toc1126_1594055144"/></text:h>
      <text:p text:style-name="P32"><text:span text:style-name="T5"><text:tab/>Исходный код программы (листинг) размещен в репозитории </text:span><text:span text:style-name="T6">GitHub </text:span></text:p>
      <text:p text:style-name="P32"><text:a xlink:type="simple" xlink:href="https://github.com/warofconnection/BMSTU_Python_UstinovIM" text:style-name="Internet_20_link" text:visited-style-name="Visited_20_Internet_20_Link"><text:span text:style-name="Strong_20_Emphasis"><text:span text:style-name="T7">https://github.com/warofconnection/BMSTU_Python_UstinovIM</text:span></text:span></text:a></text:p>
      <text:h text:style-name="P14" text:outline-level="1"><text:bookmark-start text:name="__RefHeading___Toc1128_1594055144"/><text:soft-page-break/>Результат работы программы<text:bookmark-end text:name="__RefHeading___Toc1128_1594055144"/></text:h>
      <text:p text:style-name="P33">Результат работы программ<text:span text:style-name="T8">ы:</text:span></text:p>
      <text:p text:style-name="P34">Введите количество строк матрицы: 3</text:p>
      <text:p text:style-name="P34">Введите количество столбцов матрицы: 3</text:p>
      <text:p text:style-name="P34"/>
      <text:p text:style-name="P34">Введите элементы матрицы 3x3:</text:p>
      <text:p text:style-name="P34">Элемент строки 1, столбца 1: 2</text:p>
      <text:p text:style-name="P34">Элемент строки 1, столбца 2: -3</text:p>
      <text:p text:style-name="P34">Элемент строки 1, столбца 3: 5</text:p>
      <text:p text:style-name="P34">Элемент строки 2, столбца 1: -1</text:p>
      <text:p text:style-name="P34">Элемент строки 2, столбца 2: -7</text:p>
      <text:p text:style-name="P34">Элемент строки 2, столбца 3: 5</text:p>
      <text:p text:style-name="P34">Элемент строки 3, столбца 1: 2</text:p>
      <text:p text:style-name="P34">Элемент строки 3, столбца 2: -5</text:p>
      <text:p text:style-name="P34">Элемент строки 3, столбца 3: 3</text:p>
      <text:p text:style-name="P34"/>
      <text:p text:style-name="P34">Исходная матрица:</text:p>
      <text:p text:style-name="P34"><text:s text:c="10"/>1 <text:s text:c="5"/>2 <text:s text:c="5"/>3 </text:p>
      <text:p text:style-name="P34"><text:s text:c="2"/>1: <text:s text:c="5"/>2 <text:s text:c="4"/>-3 <text:s text:c="5"/>5 </text:p>
      <text:p text:style-name="P34"><text:s text:c="2"/>2: <text:s text:c="4"/>-1 <text:s text:c="4"/>-7 <text:s text:c="5"/>5 </text:p>
      <text:p text:style-name="P34"><text:s text:c="2"/>3: <text:s text:c="5"/>2 <text:s text:c="4"/>-5 <text:s text:c="5"/>3 </text:p>
      <text:p text:style-name="P34"/>
      <text:p text:style-name="P34">Характеристики столбцов (столбец: характеристика):</text:p>
      <text:p text:style-name="P34">Столбец 3: 0</text:p>
      <text:p text:style-name="P34">Столбец 1: 1</text:p>
      <text:p text:style-name="P34">Столбец 2: 15</text:p>
      <text:p text:style-name="P34"/>
      <text:p text:style-name="P34">Матрица после перестановки столбцов:</text:p>
      <text:p text:style-name="P34"><text:s text:c="10"/>1 <text:s text:c="5"/>2 <text:s text:c="5"/>3 </text:p>
      <text:p text:style-name="P34"><text:s text:c="2"/>1: <text:s text:c="5"/>5 <text:s text:c="5"/>2 <text:s text:c="4"/>-3 </text:p>
      <text:p text:style-name="P34"><text:s text:c="2"/>2: <text:s text:c="5"/>5 <text:s text:c="4"/>-1 <text:s text:c="4"/>-7 </text:p>
      <text:p text:style-name="P34"><text:s text:c="2"/>3: <text:s text:c="5"/>3 <text:s text:c="5"/>2 <text:s text:c="4"/>-5 </text:p>
      <text:p text:style-name="P34"/>
      <text:p text:style-name="P34">Столбцы с отрицательными элементами:</text:p>
      <text:p text:style-name="P34">Столбец 1: сумма = 3</text:p>
      <text:p text:style-name="P34">Столбец 2: сумма = -15</text:p>
      <text:p text:style-name="P35"><text:tab/>Сумма элементов в столбцах с отрицательными элементами: -12</text:p>
      <text:p text:style-name="P36"><text:soft-page-break/></text:p>
      <text:h text:style-name="P14" text:outline-level="1"><text:bookmark-start text:name="__RefHeading___Toc1130_1594055144"/>Список использованной литературы и материалов<text:bookmark-end text:name="__RefHeading___Toc1130_1594055144"/></text:h>
      <text:list text:style-name="Numbering_20_123">
        <text:list-item>
          <text:p text:style-name="P37">Иванова Г.С. Основы программирования: учебник для вузов. – 4-е изд., стер. – М: изд-во МГТУ им. Н.Э. Баумана, 2007. <text:span text:style-name="T9">– 416 с.: ил. (Сер. «Информатика<text:line-break/>в техническом университете».)</text:span></text:p>
        </text:list-item>
        <text:list-item>
          <text:p text:style-name="P38"><text:span text:style-name="T5">Брюс М. Ван Хорн </text:span>II, <text:span text:style-name="T5">Куан Нгуен. </text:span>PyCharm: <text:span text:style-name="T5">профессиональная работа<text:line-break/>на </text:span>Python / <text:span text:style-name="T5">пер. с англ. И.Л. Люско. – М.:ДМК Пресс, 2024. – 618 с.: ил.</text:span></text:p>
        </text:list-item>
        <text:list-item>
          <text:p text:style-name="P39">Welcome to python.org. — Текст : электронный // The official home of the Python Programming Language : [сайт]. — URL: https://www.python.org/ (дата обращения: 14.09.2025).</text:p>
        </text:list-item>
        <text:list-item>
          <text:p text:style-name="P39">Git. — Текст : электронный // Git : [сайт]. — URL: https://git-scm.com/ (дата обращения: 14.09.2025).</text:p>
        </text:list-item>
        <text:list-item>
          <text:p text:style-name="P39">GitHub. — Текст : электронный // GitHub : [сайт]. — URL: https://github.com/ (дата обращения: 14.09.2025).</text:p>
        </text:list-item>
        <text:list-item>
          <text:p text:style-name="P39">PyCharm: The only Python IDE you need. — Текст : электронный // JetBrains: Essential tools for software developers and teams : [сайт]. — URL: https://www.jetbrains.com/pycharm/ (дата обращения: 14.09.2025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4pt" fo:font-style="normal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Рис" style:family="paragraph" style:parent-style-name="Caption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4" style:family="table" style:master-page-name="First_20_Page">
      <style:table-properties style:width="17.999cm" style:page-number="auto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  <style:text-properties officeooo:rsid="002af44c" officeooo:paragraph-rsid="002af44c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7</text:page-number><text:bookmark-end text:name="PageNumWizard_HEADER_Базовый3"/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2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5T11:13:38.857839356</meta:creation-date>
    <meta:editing-duration>P2DT22H53M18S</meta:editing-duration>
    <meta:editing-cycles>11</meta:editing-cycles>
    <meta:generator>LibreOffice/25.8.1.1$Windows_X86_64 LibreOffice_project/54047653041915e595ad4e45cccea684809c77b5</meta:generator>
    <dc:title>my_default</dc:title>
    <dc:date>2025-10-12T16:49:15.845792300</dc:date>
    <meta:document-statistic meta:table-count="3" meta:image-count="1" meta:object-count="0" meta:page-count="9" meta:paragraph-count="160" meta:word-count="1063" meta:character-count="8019" meta:non-whitespace-character-count="7010"/>
  </office:meta>
</office:document-meta>
</file>